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hannel Number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Bias Line</text:p>
          </table:table-cell>
          <table:table-cell office:value-type="string" calcext:value-type="string">
            <text:p>Optically Active</text:p>
          </table:table-cell>
          <table:table-cell office:value-type="string" calcext:value-type="string">
            <text:p>Selec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46514625.00005" calcext:value-type="float">
            <text:p>504651462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51796523.43755" calcext:value-type="float">
            <text:p>505179652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53685062.50006" calcext:value-type="float">
            <text:p>5053685062.5000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55605398.43755" calcext:value-type="float">
            <text:p>5055605398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57416085.93755" calcext:value-type="float">
            <text:p>5057416085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59515460.93755" calcext:value-type="float">
            <text:p>505951546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63003882.81255" calcext:value-type="float">
            <text:p>50630038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65949960.93755" calcext:value-type="float">
            <text:p>506594996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67783460.93755" calcext:value-type="float">
            <text:p>506778346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69389859.37505" calcext:value-type="float">
            <text:p>50693898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71486562.50005" calcext:value-type="float">
            <text:p>5071486562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73522367.18755" calcext:value-type="float">
            <text:p>5073522367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75581265.62505" calcext:value-type="float">
            <text:p>5075581265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77448570.31255" calcext:value-type="float">
            <text:p>507744857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79667757.81255" calcext:value-type="float">
            <text:p>5079667757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81645367.18755" calcext:value-type="float">
            <text:p>5081645367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83949007.81255" calcext:value-type="float">
            <text:p>5083949007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85782109.37505" calcext:value-type="float">
            <text:p>508578210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87739882.81255" calcext:value-type="float">
            <text:p>50877398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89612585.93755" calcext:value-type="float">
            <text:p>5089612585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91474101.56256" calcext:value-type="float">
            <text:p>5091474101.56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93458984.37505" calcext:value-type="float">
            <text:p>5093458984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98072125.00005" calcext:value-type="float">
            <text:p>509807212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100053593.75005" calcext:value-type="float">
            <text:p>510005359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01213679.68755" calcext:value-type="float">
            <text:p>510121367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03538132.81255" calcext:value-type="float">
            <text:p>510353813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5447843.75005" calcext:value-type="float">
            <text:p>510544784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07588726.56255" calcext:value-type="float">
            <text:p>510758872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09727304.68755" calcext:value-type="float">
            <text:p>5109727304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11516437.50005" calcext:value-type="float">
            <text:p>5111516437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113711609.37505" calcext:value-type="float">
            <text:p>511371160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15266367.18755" calcext:value-type="float">
            <text:p>5115266367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16747304.68755" calcext:value-type="float">
            <text:p>5116747304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17904968.75005" calcext:value-type="float">
            <text:p>511790496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19933851.56255" calcext:value-type="float">
            <text:p>5119933851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19995851.56257" calcext:value-type="float">
            <text:p>5119995851.5625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20000851.56257" calcext:value-type="float">
            <text:p>5120000851.5625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20002851.56257" calcext:value-type="float">
            <text:p>5120002851.5625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20008851.56257" calcext:value-type="float">
            <text:p>5120008851.5625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19935140.62504" calcext:value-type="float">
            <text:p>5119935140.625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19990140.62505" calcext:value-type="float">
            <text:p>5119990140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19993140.62505" calcext:value-type="float">
            <text:p>5119993140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20000140.62505" calcext:value-type="float">
            <text:p>5120000140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19914093.75003" calcext:value-type="float">
            <text:p>5119914093.750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19995093.75005" calcext:value-type="float">
            <text:p>511999509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19998093.75005" calcext:value-type="float">
            <text:p>511999809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20000093.75005" calcext:value-type="float">
            <text:p>512000009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19897046.87503" calcext:value-type="float">
            <text:p>5119897046.875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19998046.87505" calcext:value-type="float">
            <text:p>51199980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20001046.87505" calcext:value-type="float">
            <text:p>51200010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19915976.56253" calcext:value-type="float">
            <text:p>5119915976.5625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19948976.56254" calcext:value-type="float">
            <text:p>5119948976.562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19996976.56255" calcext:value-type="float">
            <text:p>5119996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19999976.56255" calcext:value-type="float">
            <text:p>5119999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20002976.56255" calcext:value-type="float">
            <text:p>5120002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19930929.68754" calcext:value-type="float">
            <text:p>5119930929.687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19997929.68755" calcext:value-type="float">
            <text:p>511999792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19999929.68755" calcext:value-type="float">
            <text:p>511999992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20002929.68755" calcext:value-type="float">
            <text:p>512000292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20004929.68755" calcext:value-type="float">
            <text:p>512000492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20008929.68755" calcext:value-type="float">
            <text:p>512000892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19930671.87503" calcext:value-type="float">
            <text:p>5119930671.875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19995671.87505" calcext:value-type="float">
            <text:p>5119995671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20001671.87505" calcext:value-type="float">
            <text:p>5120001671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0003671.87505" calcext:value-type="float">
            <text:p>5120003671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20493210.93755" calcext:value-type="float">
            <text:p>512049321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20498210.93755" calcext:value-type="float">
            <text:p>512049821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120501210.93755" calcext:value-type="float">
            <text:p>5120501210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20434093.75004" calcext:value-type="float">
            <text:p>5120434093.750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20499093.75005" calcext:value-type="float">
            <text:p>512049909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120410046.87503" calcext:value-type="float">
            <text:p>5120410046.875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120497046.87505" calcext:value-type="float">
            <text:p>512049704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20483835.93755" calcext:value-type="float">
            <text:p>5120483835.9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120496625.00005" calcext:value-type="float">
            <text:p>512049662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20499625.00005" calcext:value-type="float">
            <text:p>512049962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21268859.37505" calcext:value-type="float">
            <text:p>51212688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23308039.06256" calcext:value-type="float">
            <text:p>5123308039.06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125215312.50006" calcext:value-type="float">
            <text:p>5125215312.5000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27050523.43755" calcext:value-type="float">
            <text:p>512705052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29081664.06256" calcext:value-type="float">
            <text:p>5129081664.06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31288757.81255" calcext:value-type="float">
            <text:p>5131288757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133174039.06255" calcext:value-type="float">
            <text:p>5133174039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35571312.50005" calcext:value-type="float">
            <text:p>5135571312.5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37500164.06255" calcext:value-type="float">
            <text:p>5137500164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139571500.00005" calcext:value-type="float">
            <text:p>5139571500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41528531.25005" calcext:value-type="float">
            <text:p>514152853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43725609.37505" calcext:value-type="float">
            <text:p>514372560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46479257.81255" calcext:value-type="float">
            <text:p>5146479257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149255859.37505" calcext:value-type="float">
            <text:p>51492558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150571031.25005" calcext:value-type="float">
            <text:p>515057103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52379929.68755" calcext:value-type="float">
            <text:p>5152379929.6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53965609.37505" calcext:value-type="float">
            <text:p>515396560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155416203.12505" calcext:value-type="float">
            <text:p>5155416203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57423640.62505" calcext:value-type="float">
            <text:p>5157423640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58885976.56255" calcext:value-type="float">
            <text:p>5158885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161248953.12505" calcext:value-type="float">
            <text:p>5161248953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63564476.56255" calcext:value-type="float">
            <text:p>51635644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65653296.87505" calcext:value-type="float">
            <text:p>5165653296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167492023.43755" calcext:value-type="float">
            <text:p>516749202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169578453.12505" calcext:value-type="float">
            <text:p>5169578453.1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71907992.18755" calcext:value-type="float">
            <text:p>517190799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173874718.75005" calcext:value-type="float">
            <text:p>517387471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175934242.18755" calcext:value-type="float">
            <text:p>517593424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178015882.81255" calcext:value-type="float">
            <text:p>5178015882.8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13443125.00005" calcext:value-type="float">
            <text:p>5313443125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315699031.25005" calcext:value-type="float">
            <text:p>5315699031.2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318606726.56255" calcext:value-type="float">
            <text:p>5318606726.5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21278367.18755" calcext:value-type="float">
            <text:p>5321278367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23517765.62505" calcext:value-type="float">
            <text:p>5323517765.62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324295250.00005" calcext:value-type="float">
            <text:p>5324295250.0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24925828.12505" calcext:value-type="float">
            <text:p>5324925828.12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25888648.43755" calcext:value-type="float">
            <text:p>5325888648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329064171.87505" calcext:value-type="float">
            <text:p>5329064171.8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331830773.43755" calcext:value-type="float">
            <text:p>5331830773.43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334650648.43755" calcext:value-type="float">
            <text:p>5334650648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336071007.81255" calcext:value-type="float">
            <text:p>5336071007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337475679.68755" calcext:value-type="float">
            <text:p>5337475679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338955359.37505" calcext:value-type="float">
            <text:p>53389553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339116359.37509" calcext:value-type="float">
            <text:p>5339116359.3750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38945304.68752" calcext:value-type="float">
            <text:p>5338945304.6875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39104304.68755" calcext:value-type="float">
            <text:p>5339104304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39523320.31255" calcext:value-type="float">
            <text:p>5339523320.3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339915968.75005" calcext:value-type="float">
            <text:p>5339915968.7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348665992.18755" calcext:value-type="float">
            <text:p>5348665992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49412921.87505" calcext:value-type="float">
            <text:p>5349412921.8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352934593.75005" calcext:value-type="float">
            <text:p>5352934593.7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355283320.31255" calcext:value-type="float">
            <text:p>5355283320.3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356959773.43755" calcext:value-type="float">
            <text:p>5356959773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57138773.43759" calcext:value-type="float">
            <text:p>5357138773.4375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356959554.68751" calcext:value-type="float">
            <text:p>5356959554.687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57136554.68755" calcext:value-type="float">
            <text:p>5357136554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358782062.50005" calcext:value-type="float">
            <text:p>5358782062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359330914.06255" calcext:value-type="float">
            <text:p>5359330914.0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363994718.75005" calcext:value-type="float">
            <text:p>5363994718.7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366400484.37505" calcext:value-type="float">
            <text:p>5366400484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368233117.18755" calcext:value-type="float">
            <text:p>5368233117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369576031.25005" calcext:value-type="float">
            <text:p>5369576031.2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371277179.68755" calcext:value-type="float">
            <text:p>5371277179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372235210.93755" calcext:value-type="float">
            <text:p>5372235210.9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372275390.625" calcext:value-type="float">
            <text:p>5372275390.6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72519390.62505" calcext:value-type="float">
            <text:p>5372519390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79498906.25005" calcext:value-type="float">
            <text:p>5379498906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379503906.25005" calcext:value-type="float">
            <text:p>5379503906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379505906.25005" calcext:value-type="float">
            <text:p>5379505906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379508906.25005" calcext:value-type="float">
            <text:p>5379508906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379515742.18755" calcext:value-type="float">
            <text:p>5379515742.187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379949976.56254" calcext:value-type="float">
            <text:p>5379949976.562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379984976.56255" calcext:value-type="float">
            <text:p>5379984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379995976.56255" calcext:value-type="float">
            <text:p>5379995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379999976.56255" calcext:value-type="float">
            <text:p>5379999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80004976.56255" calcext:value-type="float">
            <text:p>5380004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80008976.56255" calcext:value-type="float">
            <text:p>5380008976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380009859.37505" calcext:value-type="float">
            <text:p>53800098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380012859.37505" calcext:value-type="float">
            <text:p>538001285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80026695.31255" calcext:value-type="float">
            <text:p>5380026695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380037531.25005" calcext:value-type="float">
            <text:p>538003753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380089531.25007" calcext:value-type="float">
            <text:p>5380089531.250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380512789.06255" calcext:value-type="float">
            <text:p>5380512789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380518789.06255" calcext:value-type="float">
            <text:p>5380518789.0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383495164.06255" calcext:value-type="float">
            <text:p>5383495164.0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84188617.18755" calcext:value-type="float">
            <text:p>5384188617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88270812.50005" calcext:value-type="float">
            <text:p>5388270812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390268718.75005" calcext:value-type="float">
            <text:p>5390268718.7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392050687.50005" calcext:value-type="float">
            <text:p>5392050687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393993882.81255" calcext:value-type="float">
            <text:p>5393993882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395711242.18755" calcext:value-type="float">
            <text:p>5395711242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396221468.75005" calcext:value-type="float">
            <text:p>5396221468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399156296.87505" calcext:value-type="float">
            <text:p>5399156296.8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399972632.81255" calcext:value-type="float">
            <text:p>5399972632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403313078.12505" calcext:value-type="float">
            <text:p>5403313078.12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405545734.37505" calcext:value-type="float">
            <text:p>5405545734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407525203.12505" calcext:value-type="float">
            <text:p>5407525203.12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408532109.37505" calcext:value-type="float">
            <text:p>5408532109.37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409165250.00005" calcext:value-type="float">
            <text:p>5409165250.00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409382250.0001" calcext:value-type="float">
            <text:p>5409382250.000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409154070.31251" calcext:value-type="float">
            <text:p>5409154070.3125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409372070.31255" calcext:value-type="float">
            <text:p>5409372070.31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416203937.50005" calcext:value-type="float">
            <text:p>5416203937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420144414.06255" calcext:value-type="float">
            <text:p>5420144414.06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422515601.56255" calcext:value-type="float">
            <text:p>5422515601.562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24372281.25005" calcext:value-type="float">
            <text:p>5424372281.2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426287132.81255" calcext:value-type="float">
            <text:p>5426287132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428486281.25005" calcext:value-type="float">
            <text:p>5428486281.25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429623929.68755" calcext:value-type="float">
            <text:p>5429623929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430905484.37505" calcext:value-type="float">
            <text:p>5430905484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432493117.18755" calcext:value-type="float">
            <text:p>5432493117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435656250.00005" calcext:value-type="float">
            <text:p>5435656250.0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437662367.18755" calcext:value-type="float">
            <text:p>5437662367.1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439887554.68755" calcext:value-type="float">
            <text:p>5439887554.68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440527164.06256" calcext:value-type="float">
            <text:p>5440527164.06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41631273.43755" calcext:value-type="float">
            <text:p>5441631273.437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441678882.81251" calcext:value-type="float">
            <text:p>5441678882.812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441856882.81255" calcext:value-type="float">
            <text:p>5441856882.8125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442344492.18755" calcext:value-type="float">
            <text:p>5442344492.18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443328609.37505" calcext:value-type="float">
            <text:p>5443328609.375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444291437.50005" calcext:value-type="float">
            <text:p>5444291437.5000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444428437.50008" calcext:value-type="float">
            <text:p>5444428437.5000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445756000.00005" calcext:value-type="float">
            <text:p>5445756000.0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447741257.81255" calcext:value-type="float">
            <text:p>5447741257.81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449575476.56255" calcext:value-type="float">
            <text:p>5449575476.56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51742492.18755" calcext:value-type="float">
            <text:p>5451742492.18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453745656.25006" calcext:value-type="float">
            <text:p>5453745656.250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456666382.81255" calcext:value-type="float">
            <text:p>5456666382.81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458105078.12506" calcext:value-type="float">
            <text:p>5458105078.125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459642718.75005" calcext:value-type="float">
            <text:p>5459642718.75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461892718.75005" calcext:value-type="float">
            <text:p>5461892718.75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64073007.81255" calcext:value-type="float">
            <text:p>5464073007.81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468255093.75005" calcext:value-type="float">
            <text:p>5468255093.7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469580703.12505" calcext:value-type="float">
            <text:p>5469580703.12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470098281.25005" calcext:value-type="float">
            <text:p>5470098281.250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74015109.37505" calcext:value-type="float">
            <text:p>5474015109.37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476205593.75006" calcext:value-type="float">
            <text:p>5476205593.750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78025945.31255" calcext:value-type="float">
            <text:p>5478025945.31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479836867.18755" calcext:value-type="float">
            <text:p>5479836867.187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481511578.12505" calcext:value-type="float">
            <text:p>5481511578.12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485443265.62505" calcext:value-type="float">
            <text:p>5485443265.625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488342351.56255" calcext:value-type="float">
            <text:p>5488342351.56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490300289.06255" calcext:value-type="float">
            <text:p>5490300289.062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491356890.62505" calcext:value-type="float">
            <text:p>5491356890.625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92028906.25006" calcext:value-type="float">
            <text:p>5492028906.250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493475101.56256" calcext:value-type="float">
            <text:p>5493475101.5625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496023812.50005" calcext:value-type="float">
            <text:p>5496023812.5000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60">
      <number:number number:decimal-places="1" loext:min-decimal-places="1" number:min-integer-digits="1"/>
      <number:text>%</number:text>
    </number:percentag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0:45:50.120575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0:33:44.597261576</meta:creation-date>
    <dc:date>2024-06-03T10:48:32.540812284</dc:date>
    <meta:editing-duration>PT12M33S</meta:editing-duration>
    <meta:editing-cycles>4</meta:editing-cycles>
    <meta:generator>LibreOffice/6.4.7.2$Linux_X86_64 LibreOffice_project/40$Build-2</meta:generator>
    <meta:document-statistic meta:table-count="1" meta:cell-count="1115" meta:object-count="0"/>
  </office:meta>
</office:document-meta>
</file>